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ksh.hu/">www.ksh.hu</text:a></text:p>
          </table:table-cell>
          <table:table-cell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177363">
            <text:p>177363</text:p>
          </table:table-cell>
          <table:table-cell table:number-columns-repeated="2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166662">
            <text:p>166662</text:p>
          </table:table-cell>
          <table:table-cell table:number-columns-repeated="2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179260">
            <text:p>179260</text:p>
          </table:table-cell>
          <table:table-cell table:number-columns-repeated="2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179518">
            <text:p>179518</text:p>
          </table:table-cell>
          <table:table-cell table:number-columns-repeated="2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172704">
            <text:p>172704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203516">
            <text:p>203516</text:p>
          </table:table-cell>
          <table:table-cell table:number-columns-repeated="2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176938">
            <text:p>176938</text:p>
          </table:table-cell>
          <table:table-cell table:number-columns-repeated="2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180216">
            <text:p>180216</text:p>
          </table:table-cell>
          <table:table-cell table:number-columns-repeated="2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177872">
            <text:p>177872</text:p>
          </table:table-cell>
          <table:table-cell table:number-columns-repeated="2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184445">
            <text:p>184445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168875">
            <text:p>168875</text:p>
          </table:table-cell>
          <table:table-cell table:number-columns-repeated="2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84009">
            <text:p>184009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172148">
            <text:p>172148</text:p>
          </table:table-cell>
          <table:table-cell table:number-columns-repeated="2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174241">
            <text:p>174241</text:p>
          </table:table-cell>
          <table:table-cell table:number-columns-repeated="2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176574">
            <text:p>176574</text:p>
          </table:table-cell>
          <table:table-cell table:number-columns-repeated="2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189418">
            <text:p>189418</text:p>
          </table:table-cell>
          <table:table-cell table:number-columns-repeated="2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159810">
            <text:p>159810</text:p>
          </table:table-cell>
          <table:table-cell table:number-columns-repeated="2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163507">
            <text:p>163507</text:p>
          </table:table-cell>
          <table:table-cell table:number-columns-repeated="2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207395">
            <text:p>207395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157392">
            <text:p>157392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69717">
            <text:p>169717</text:p>
          </table:table-cell>
          <table:table-cell table:number-columns-repeated="2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170059">
            <text:p>170059</text:p>
          </table:table-cell>
          <table:table-cell table:number-columns-repeated="2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173351">
            <text:p>173351</text:p>
          </table:table-cell>
          <table:table-cell table:number-columns-repeated="2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159287">
            <text:p>159287</text:p>
          </table:table-cell>
          <table:table-cell table:number-columns-repeated="2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167668">
            <text:p>167668</text:p>
          </table:table-cell>
          <table:table-cell table:number-columns-repeated="2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142150">
            <text:p>142150</text:p>
          </table:table-cell>
          <table:table-cell table:number-columns-repeated="2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139905">
            <text:p>139905</text:p>
          </table:table-cell>
          <table:table-cell table:number-columns-repeated="2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150675">
            <text:p>150675</text:p>
          </table:table-cell>
          <table:table-cell table:number-columns-repeated="2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46496">
            <text:p>146496</text:p>
          </table:table-cell>
          <table:table-cell table:number-columns-repeated="2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152847">
            <text:p>152847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134341">
            <text:p>134341</text:p>
          </table:table-cell>
          <table:table-cell table:number-columns-repeated="2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144968">
            <text:p>144968</text:p>
          </table:table-cell>
          <table:table-cell table:number-columns-repeated="2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157106">
            <text:p>157106</text:p>
          </table:table-cell>
          <table:table-cell table:number-columns-repeated="2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129913">
            <text:p>129913</text:p>
          </table:table-cell>
          <table:table-cell table:number-columns-repeated="2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129049">
            <text:p>129049</text:p>
          </table:table-cell>
          <table:table-cell table:number-columns-repeated="2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136923">
            <text:p>136923</text:p>
          </table:table-cell>
          <table:table-cell table:number-columns-repeated="2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128333">
            <text:p>128333</text:p>
          </table:table-cell>
          <table:table-cell table:number-columns-repeated="2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128049">
            <text:p>128049</text:p>
          </table:table-cell>
          <table:table-cell table:number-columns-repeated="2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130628">
            <text:p>130628</text:p>
          </table:table-cell>
          <table:table-cell table:number-columns-repeated="2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124591">
            <text:p>124591</text:p>
          </table:table-cell>
          <table:table-cell table:number-columns-repeated="2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132735">
            <text:p>132735</text:p>
          </table:table-cell>
          <table:table-cell table:number-columns-repeated="2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123349">
            <text:p>123349</text:p>
          </table:table-cell>
          <table:table-cell table:number-columns-repeated="2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136844">
            <text:p>136844</text:p>
          </table:table-cell>
          <table:table-cell table:number-columns-repeated="2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127158">
            <text:p>127158</text:p>
          </table:table-cell>
          <table:table-cell table:number-columns-repeated="2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144048">
            <text:p>144048</text:p>
          </table:table-cell>
          <table:table-cell table:number-columns-repeated="2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211323">
            <text:p>211323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135486">
            <text:p>135486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117537">
            <text:p>117537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105780">
            <text:p>105780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105718">
            <text:p>105718</text:p>
          </table:table-cell>
          <table:table-cell table:formula="of:=[.B51]-[.C51]" office:value-type="float" office:value="0">
            <text:p>0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106902">
            <text:p>106902</text:p>
          </table:table-cell>
          <table:table-cell table:formula="of:=[.B52]-[.C52]" office:value-type="float" office:value="0">
            <text:p>0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109998">
            <text:p>109998</text:p>
          </table:table-cell>
          <table:table-cell table:formula="of:=[.B53]-[.C53]" office:value-type="float" office:value="0">
            <text:p>0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107443">
            <text:p>107443</text:p>
          </table:table-cell>
          <table:table-cell table:formula="of:=[.B54]-[.C54]" office:value-type="float" office:value="0">
            <text:p>0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112039">
            <text:p>112039</text:p>
          </table:table-cell>
          <table:table-cell table:formula="of:=[.B55]-[.C55]" office:value-type="float" office:value="0">
            <text:p>0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106670">
            <text:p>106670</text:p>
          </table:table-cell>
          <table:table-cell table:formula="of:=[.B56]-[.C56]" office:value-type="float" office:value="0">
            <text:p>0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97848">
            <text:p>97848</text:p>
          </table:table-cell>
          <table:table-cell table:formula="of:=[.B57]-[.C57]" office:value-type="float" office:value="0">
            <text:p>0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104236">
            <text:p>104236</text:p>
          </table:table-cell>
          <table:table-cell table:formula="of:=[.B58]-[.C58]" office:value-type="float" office:value="0">
            <text:p>0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103645">
            <text:p>103645</text:p>
          </table:table-cell>
          <table:table-cell table:formula="of:=[.B59]-[.C59]" office:value-type="float" office:value="0">
            <text:p>0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97866">
            <text:p>97866</text:p>
          </table:table-cell>
          <table:table-cell table:formula="of:=[.B60]-[.C60]" office:value-type="float" office:value="0">
            <text:p>0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103880">
            <text:p>103880</text:p>
          </table:table-cell>
          <table:table-cell table:formula="of:=[.B61]-[.C61]" office:value-type="float" office:value="0">
            <text:p>0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101525">
            <text:p>101525</text:p>
          </table:table-cell>
          <table:table-cell table:formula="of:=[.B62]-[.C62]" office:value-type="float" office:value="0">
            <text:p>0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96410">
            <text:p>96410</text:p>
          </table:table-cell>
          <table:table-cell table:formula="of:=[.B63]-[.C63]" office:value-type="float" office:value="0">
            <text:p>0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108273">
            <text:p>108273</text:p>
          </table:table-cell>
          <table:table-cell table:formula="of:=[.B64]-[.C64]" office:value-type="float" office:value="0">
            <text:p>0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99871">
            <text:p>99871</text:p>
          </table:table-cell>
          <table:table-cell table:formula="of:=[.B65]-[.C65]" office:value-type="float" office:value="0">
            <text:p>0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100830">
            <text:p>100830</text:p>
          </table:table-cell>
          <table:table-cell table:formula="of:=[.B66]-[.C66]" office:value-type="float" office:value="0">
            <text:p>0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108119">
            <text:p>108119</text:p>
          </table:table-cell>
          <table:table-cell table:formula="of:=[.B67]-[.C67]" office:value-type="float" office:value="0">
            <text:p>0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101943">
            <text:p>101943</text:p>
          </table:table-cell>
          <table:table-cell table:formula="of:=[.B68]-[.C68]" office:value-type="float" office:value="0">
            <text:p>0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109530">
            <text:p>109530</text:p>
          </table:table-cell>
          <table:table-cell table:formula="of:=[.B69]-[.C69]" office:value-type="float" office:value="0">
            <text:p>0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115354">
            <text:p>115354</text:p>
          </table:table-cell>
          <table:table-cell table:formula="of:=[.B70]-[.C70]" office:value-type="float" office:value="0">
            <text:p>0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116659">
            <text:p>116659</text:p>
          </table:table-cell>
          <table:table-cell table:formula="of:=[.B71]-[.C71]" office:value-type="float" office:value="0">
            <text:p>0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120197">
            <text:p>120197</text:p>
          </table:table-cell>
          <table:table-cell table:formula="of:=[.B72]-[.C72]" office:value-type="float" office:value="0">
            <text:p>0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123009">
            <text:p>123009</text:p>
          </table:table-cell>
          <table:table-cell table:formula="of:=[.B73]-[.C73]" office:value-type="float" office:value="0">
            <text:p>0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118991">
            <text:p>118991</text:p>
          </table:table-cell>
          <table:table-cell table:formula="of:=[.B74]-[.C74]" office:value-type="float" office:value="0">
            <text:p>0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123366">
            <text:p>123366</text:p>
          </table:table-cell>
          <table:table-cell table:formula="of:=[.B75]-[.C75]" office:value-type="float" office:value="0">
            <text:p>0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125816">
            <text:p>125816</text:p>
          </table:table-cell>
          <table:table-cell table:formula="of:=[.B76]-[.C76]" office:value-type="float" office:value="0">
            <text:p>0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131102">
            <text:p>131102</text:p>
          </table:table-cell>
          <table:table-cell table:formula="of:=[.B77]-[.C77]" office:value-type="float" office:value="0">
            <text:p>0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132240">
            <text:p>132240</text:p>
          </table:table-cell>
          <table:table-cell table:formula="of:=[.B78]-[.C78]" office:value-type="float" office:value="0">
            <text:p>0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132031">
            <text:p>132031</text:p>
          </table:table-cell>
          <table:table-cell table:formula="of:=[.B79]-[.C79]" office:value-type="float" office:value="0">
            <text:p>0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140121">
            <text:p>140121</text:p>
          </table:table-cell>
          <table:table-cell table:formula="of:=[.B80]-[.C80]" office:value-type="float" office:value="0">
            <text:p>0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136829">
            <text:p>136829</text:p>
          </table:table-cell>
          <table:table-cell table:formula="of:=[.B81]-[.C81]" office:value-type="float" office:value="0">
            <text:p>0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145355">
            <text:p>145355</text:p>
          </table:table-cell>
          <table:table-cell table:formula="of:=[.B82]-[.C82]" office:value-type="float" office:value="0">
            <text:p>0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144757">
            <text:p>144757</text:p>
          </table:table-cell>
          <table:table-cell table:formula="of:=[.B83]-[.C83]" office:value-type="float" office:value="0">
            <text:p>0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144318">
            <text:p>144318</text:p>
          </table:table-cell>
          <table:table-cell table:formula="of:=[.B84]-[.C84]" office:value-type="float" office:value="0">
            <text:p>0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148643">
            <text:p>148643</text:p>
          </table:table-cell>
          <table:table-cell table:formula="of:=[.B85]-[.C85]" office:value-type="float" office:value="0">
            <text:p>0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146709">
            <text:p>146709</text:p>
          </table:table-cell>
          <table:table-cell table:formula="of:=[.B86]-[.C86]" office:value-type="float" office:value="0">
            <text:p>0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147614">
            <text:p>147614</text:p>
          </table:table-cell>
          <table:table-cell table:formula="of:=[.B87]-[.C87]" office:value-type="float" office:value="0">
            <text:p>0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147089">
            <text:p>147089</text:p>
          </table:table-cell>
          <table:table-cell table:formula="of:=[.B88]-[.C88]" office:value-type="float" office:value="0">
            <text:p>0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142601">
            <text:p>142601</text:p>
          </table:table-cell>
          <table:table-cell table:formula="of:=[.B89]-[.C89]" office:value-type="float" office:value="0">
            <text:p>0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140042">
            <text:p>140042</text:p>
          </table:table-cell>
          <table:table-cell table:formula="of:=[.B90]-[.C90]" office:value-type="float" office:value="0">
            <text:p>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144695">
            <text:p>144695</text:p>
          </table:table-cell>
          <table:table-cell table:formula="of:=[.B91]-[.C91]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145660">
            <text:p>145660</text:p>
          </table:table-cell>
          <table:table-cell table:formula="of:=[.B92]-[.C92]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144813">
            <text:p>144813</text:p>
          </table:table-cell>
          <table:table-cell table:formula="of:=[.B93]-[.C93]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148781">
            <text:p>148781</text:p>
          </table:table-cell>
          <table:table-cell table:formula="of:=[.B94]-[.C94]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150244">
            <text:p>150244</text:p>
          </table:table-cell>
          <table:table-cell table:formula="of:=[.B95]-[.C95]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146889">
            <text:p>146889</text:p>
          </table:table-cell>
          <table:table-cell table:formula="of:=[.B96]-[.C96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145431">
            <text:p>145431</text:p>
          </table:table-cell>
          <table:table-cell table:formula="of:=[.B97]-[.C97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143130">
            <text:p>143130</text:p>
          </table:table-cell>
          <table:table-cell table:formula="of:=[.B98]-[.C98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139434">
            <text:p>139434</text:p>
          </table:table-cell>
          <table:table-cell table:formula="of:=[.B99]-[.C99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140870">
            <text:p>140870</text:p>
          </table:table-cell>
          <table:table-cell table:formula="of:=[.B100]-[.C100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143210">
            <text:p>143210</text:p>
          </table:table-cell>
          <table:table-cell table:formula="of:=[.B101]-[.C101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35601">
            <text:p>135601</text:p>
          </table:table-cell>
          <table:table-cell table:formula="of:=[.B102]-[.C102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132183">
            <text:p>132183</text:p>
          </table:table-cell>
          <table:table-cell table:formula="of:=[.B103]-[.C103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32833">
            <text:p>132833</text:p>
          </table:table-cell>
          <table:table-cell table:formula="of:=[.B104]-[.C104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35823">
            <text:p>135823</text:p>
          </table:table-cell>
          <table:table-cell table:formula="of:=[.B105]-[.C105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32492">
            <text:p>132492</text:p>
          </table:table-cell>
          <table:table-cell table:formula="of:=[.B106]-[.C106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35732">
            <text:p>135732</text:p>
          </table:table-cell>
          <table:table-cell table:formula="of:=[.B107]-[.C107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31603">
            <text:p>131603</text:p>
          </table:table-cell>
          <table:table-cell table:formula="of:=[.B108]-[.C108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32938">
            <text:p>132938</text:p>
          </table:table-cell>
          <table:table-cell table:formula="of:=[.B109]-[.C109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30027">
            <text:p>130027</text:p>
          </table:table-cell>
          <table:table-cell table:formula="of:=[.B110]-[.C110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130414">
            <text:p>130414</text:p>
          </table:table-cell>
          <table:table-cell table:formula="of:=[.B111]-[.C111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130456">
            <text:p>130456</text:p>
          </table:table-cell>
          <table:table-cell table:formula="of:=[.B112]-[.C112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28795">
            <text:p>128795</text:p>
          </table:table-cell>
          <table:table-cell table:formula="of:=[.B113]-[.C113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29440">
            <text:p>129440</text:p>
          </table:table-cell>
          <table:table-cell table:formula="of:=[.B114]-[.C114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26778">
            <text:p>126778</text:p>
          </table:table-cell>
          <table:table-cell table:formula="of:=[.B115]-[.C115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126308">
            <text:p>126308</text:p>
          </table:table-cell>
          <table:table-cell table:formula="of:=[.B116]-[.C116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131697">
            <text:p>131697</text:p>
          </table:table-cell>
          <table:table-cell table:formula="of:=[.B117]-[.C117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127053">
            <text:p>127053</text:p>
          </table:table-cell>
          <table:table-cell table:formula="of:=[.B118]-[.C118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31674">
            <text:p>131674</text:p>
          </table:table-cell>
          <table:table-cell table:formula="of:=[.B119]-[.C119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31045">
            <text:p>131045</text:p>
          </table:table-cell>
          <table:table-cell table:formula="of:=[.B120]-[.C120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129603">
            <text:p>129603</text:p>
          </table:table-cell>
          <table:table-cell table:formula="of:=[.B121]-[.C121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141002">
            <text:p>141002</text:p>
          </table:table-cell>
          <table:table-cell table:formula="of:=[.B122]-[.C122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155621">
            <text:p>155621</text:p>
          </table:table-cell>
          <table:table-cell table:formula="of:=[.B123]-[.C123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136446">
            <text:p>136446</text:p>
          </table:table-cell>
          <table:table-cell table:formula="of:=[.B124]-[.C124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34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34:47.12</dc:date>
    <dc:creator>Andrzej Bystrzycki</dc:creator>
    <meta:generator>OpenOffice.org/3.3$Win32 OpenOffice.org_project/330m20$Build-9567</meta:generator>
    <meta:editing-duration>PT14S</meta:editing-duration>
    <meta:editing-cycles>1</meta:editing-cycles>
    <meta:document-statistic meta:table-count="1" meta:cell-count="397" meta:object-count="0"/>
  </office:meta>
</office:document-meta>
</file>